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9222in" table:align="left"/>
    </style:style>
    <style:style style:name="Table1.A" style:family="table-column">
      <style:table-column-properties style:column-width="1.1368in"/>
    </style:style>
    <style:style style:name="Table1.B" style:family="table-column">
      <style:table-column-properties style:column-width="3.7854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8257in"/>
    </style:style>
    <style:style style:name="Table2.B" style:family="table-column">
      <style:table-column-properties style:column-width="1.2333in"/>
    </style:style>
    <style:style style:name="Table2.C" style:family="table-column">
      <style:table-column-properties style:column-width="4.634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8271in"/>
    </style:style>
    <style:style style:name="Table3.B" style:family="table-column">
      <style:table-column-properties style:column-width="1.009in"/>
    </style:style>
    <style:style style:name="Table3.C" style:family="table-column">
      <style:table-column-properties style:column-width="4.856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8799in"/>
    </style:style>
    <style:style style:name="Table4.B" style:family="table-column">
      <style:table-column-properties style:column-width="1.3535in"/>
    </style:style>
    <style:style style:name="Table4.C" style:family="table-column">
      <style:table-column-properties style:column-width="4.4597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6417in"/>
    </style:style>
    <style:style style:name="Table5.B" style:family="table-column">
      <style:table-column-properties style:column-width="1.1236in"/>
    </style:style>
    <style:style style:name="Table5.C" style:family="table-column">
      <style:table-column-properties style:column-width="4.9278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7639in"/>
    </style:style>
    <style:style style:name="Table6.B" style:family="table-column">
      <style:table-column-properties style:column-width="1.209in"/>
    </style:style>
    <style:style style:name="Table6.C" style:family="table-column">
      <style:table-column-properties style:column-width="4.7201in"/>
    </style:style>
    <style:style style:name="Table6.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Heading">
      <style:paragraph-properties fo:margin-top="0in" fo:margin-bottom="0.1965in" style:contextual-spacing="false"/>
    </style:style>
    <style:style style:name="P3" style:family="paragraph" style:parent-style-name="Text_20_body">
      <style:paragraph-properties fo:margin-top="0in" fo:margin-bottom="0in" style:contextual-spacing="false" style:writing-mode="lr-tb"/>
    </style:style>
    <style:style style:name="P4" style:family="paragraph" style:parent-style-name="Text_20_body">
      <style:paragraph-properties style:writing-mode="lr-t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fo:margin-top="0in" fo:margin-bottom="0in" style:contextual-spacing="false" style:writing-mode="lr-tb"/>
      <style:text-properties officeooo:rsid="001a0593" officeooo:paragraph-rsid="001a0593"/>
    </style:style>
    <style:style style:name="P8" style:family="paragraph" style:parent-style-name="Text_20_body">
      <style:text-properties officeooo:rsid="001a0593" officeooo:paragraph-rsid="001a0593"/>
    </style:style>
    <style:style style:name="P9" style:family="paragraph" style:parent-style-name="Text_20_body">
      <style:text-properties officeooo:rsid="001ae447" officeooo:paragraph-rsid="001ae447"/>
    </style:style>
    <style:style style:name="T1" style:family="text">
      <style:text-properties officeooo:rsid="001a0593"/>
    </style:style>
    <style:style style:name="T2" style:family="text">
      <style:text-properties fo:font-weight="bold" style:font-weight-asian="bold" style:font-weight-complex="bold"/>
    </style:style>
    <style:style style:name="T3" style:family="text">
      <style:text-properties officeooo:rsid="001ae44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TP examples</text:h>
      <text:p text:style-name="Text_20_body">This reading explores the contents of HTTP requests and responses in more depth.</text:p>
      <text:h text:style-name="Heading_20_3" text:outline-level="3">Request Line</text:h>
      <text:p text:style-name="Text_20_body">Every HTTP request begins with the request line.</text:p>
      <text:p text:style-name="Text_20_body">This consists of the HTTP method, the requested resource and the HTTP protocol version.</text:p>
      <text:p text:style-name="Text_20_body"><text:span text:style-name="Variable">GET /home.html HTTP/1.1 </text:span></text:p>
      <text:p text:style-name="Text_20_body">In this example, <text:span text:style-name="Variable">GET </text:span>is the HTTP method, <text:span text:style-name="Variable">/home.html </text:span>is the resource requested and HTTP 1.1 is the protocol used.</text:p>
      <text:h text:style-name="Heading_20_3" text:outline-level="3">HTTP Methods</text:h>
      <text:p text:style-name="Text_20_body">HTTP methods indicate the action that the client wishes to perform on the web server resource.</text:p>
      <text:p text:style-name="Text_20_body">Common HTTP methods are:</text:p>
      <table:table table:name="Table1" table:style-name="Table1">
        <table:table-column table:style-name="Table1.A"/>
        <table:table-column table:style-name="Table1.B"/>
        <table:table-header-rows>
          <table:table-row>
            <table:table-cell table:style-name="Table1.A1" office:value-type="string">
              <text:p text:style-name="P2">HTTP Method</text:p>
            </table:table-cell>
            <table:table-cell table:style-name="Table1.A1" office:value-type="string">
              <text:p text:style-name="P2">Description</text:p>
            </table:table-cell>
          </table:table-row>
        </table:table-header-rows>
        <table:table-row>
          <table:table-cell table:style-name="Table1.A1" office:value-type="string">
            <text:p text:style-name="P1">GET</text:p>
          </table:table-cell>
          <table:table-cell table:style-name="Table1.A1" office:value-type="string">
            <text:p text:style-name="P1">The client requests a resource on the web server.</text:p>
          </table:table-cell>
        </table:table-row>
        <table:table-row>
          <table:table-cell table:style-name="Table1.A1" office:value-type="string">
            <text:p text:style-name="P1">POST</text:p>
          </table:table-cell>
          <table:table-cell table:style-name="Table1.A1" office:value-type="string">
            <text:p text:style-name="P1">The client submits data to a resource on the web server.</text:p>
          </table:table-cell>
        </table:table-row>
        <table:table-row>
          <table:table-cell table:style-name="Table1.A1" office:value-type="string">
            <text:p text:style-name="P1">PUT</text:p>
          </table:table-cell>
          <table:table-cell table:style-name="Table1.A1" office:value-type="string">
            <text:p text:style-name="P1">The client replaces a resource on the web server.</text:p>
          </table:table-cell>
        </table:table-row>
        <table:table-row>
          <table:table-cell table:style-name="Table1.A1" office:value-type="string">
            <text:p text:style-name="P1">DELETE</text:p>
          </table:table-cell>
          <table:table-cell table:style-name="Table1.A1" office:value-type="string">
            <text:p text:style-name="P1">The client deletes a resource on the web server.</text:p>
          </table:table-cell>
        </table:table-row>
      </table:table>
      <text:h text:style-name="Heading_20_3" text:outline-level="3">HTTP Request Headers</text:h>
      <text:p text:style-name="Text_20_body">After the request line, the HTTP headers are followed by a line break.</text:p>
      <text:p text:style-name="Text_20_body">There are various possibilities when including an HTTP header in the HTTP request. A header is a case-insensitive name followed by a<text:span text:style-name="Variable">:</text:span> and then followed by a value.</text:p>
      <text:p text:style-name="Text_20_body">Common headers are:</text:p>
      <text:p text:style-name="P3">1 Host: example.com</text:p>
      <text:p text:style-name="P3">2 User-Agent: Mozilla/5.0 (Macintosh; Intel Mac OS X 10.9; rv:50.0) Gecko/20100101 <text:s text:c="4"/>Firefox/50.0</text:p>
      <text:p text:style-name="P3">3 Accept: */*</text:p>
      <text:p text:style-name="P3">4 Accept-Language: en</text:p>
      <text:p text:style-name="P3">5 Content-type: text/json</text:p>
      <text:p text:style-name="P3">Host: example.com</text:p>
      <text:p text:style-name="P3">User-Agent: Mozilla/5.0 (Macintosh; Intel Mac OS X 10.9; rv:50.0) Gecko/20100101 Firefox/50.0</text:p>
      <text:p text:style-name="P3">Accept: */*</text:p>
      <text:p text:style-name="P3">Accept-Language: en</text:p>
      <text:p text:style-name="P4">Content-type: text/json</text:p>
      <text:list xml:id="list475410981" text:style-name="L1">
        <text:list-item>
          <text:p text:style-name="P5"><text:soft-page-break/>The <text:span text:style-name="Variable"><text:span text:style-name="T2">Host</text:span></text:span><text:span text:style-name="Variable"> </text:span>header specifies the host of the server and indicates where the resource is requested from.</text:p>
        </text:list-item>
        <text:list-item>
          <text:p text:style-name="P5">The <text:span text:style-name="Variable"><text:span text:style-name="T2">User-Agent</text:span></text:span><text:span text:style-name="Variable"> </text:span>header informs the web server of the application that is making the request. It often includes the operating system (Windows, Mac, Linux), version and application vendor.</text:p>
        </text:list-item>
        <text:list-item>
          <text:p text:style-name="P5">The <text:span text:style-name="Variable"><text:span text:style-name="T2">Accept</text:span></text:span><text:span text:style-name="Variable"> </text:span>header informs the web server what type of content the client will accept as the response.</text:p>
        </text:list-item>
        <text:list-item>
          <text:p text:style-name="P5">The <text:span text:style-name="Variable"><text:span text:style-name="T2">Accept-Language</text:span></text:span><text:span text:style-name="Variable"> </text:span>header indicates the language and optionally the locale that the client prefers.</text:p>
        </text:list-item>
        <text:list-item>
          <text:p text:style-name="P5">The <text:span text:style-name="Variable"><text:span text:style-name="T2">Content-type</text:span></text:span><text:span text:style-name="Variable"> </text:span>header indicates the type of content being transmitted in the request body.</text:p>
        </text:list-item>
      </text:list>
      <text:h text:style-name="Heading_20_3" text:outline-level="3">HTTP Request Body</text:h>
      <text:p text:style-name="Text_20_body">HTTP requests can optionally include a request body. A request body is often included when using the HTTP POST and PUT methods to transmit data.</text:p>
      <text:p text:style-name="P3">1 POST /users HTTP/1.1</text:p>
      <text:p text:style-name="P3">2 Host: example.com</text:p>
      <text:p text:style-name="P3">3</text:p>
      <text:p text:style-name="P3">4 {</text:p>
      <text:p text:style-name="P3">5 <text:s text:c="2"/>"key1":"value1",</text:p>
      <text:p text:style-name="P3">6 <text:s text:c="2"/>"key2":"value2",</text:p>
      <text:p text:style-name="P3">7 <text:s text:c="2"/>"array1":["value3","value4"]</text:p>
      <text:p text:style-name="P3">8 <text:span text:style-name="T1">}</text:span></text:p>
      <text:p text:style-name="P3">POST /users HTTP/1.1</text:p>
      <text:p text:style-name="P3">Host: example.com</text:p>
      <text:p text:style-name="P3"/>
      <text:p text:style-name="P3">{</text:p>
      <text:p text:style-name="P3">"key1":"value1",</text:p>
      <text:p text:style-name="P3">"key2":"value2",</text:p>
      <text:p text:style-name="P3">"array1":["value3","value4"]</text:p>
      <text:p text:style-name="P3">}</text:p>
      <text:p text:style-name="P3">1 PUT /users/1 HTTP/1.1</text:p>
      <text:p text:style-name="P3">2 Host: example.com</text:p>
      <text:p text:style-name="P3">3 Content-type: text/json</text:p>
      <text:p text:style-name="P3">4</text:p>
      <text:p text:style-name="P3">5 {"key1":"value1"}</text:p>
      <text:p text:style-name="P3">PUT /users/1 HTTP/1.1</text:p>
      <text:p text:style-name="P3">Host: example.com</text:p>
      <text:p text:style-name="P3">Content-type: text/json</text:p>
      <text:p text:style-name="P3"/>
      <text:p text:style-name="P4">{"key1":"value1"}</text:p>
      <text:h text:style-name="Heading_20_3" text:outline-level="3">HTTP Responses</text:h>
      <text:p text:style-name="Text_20_body">When the web server is finished processing the HTTP request, it will send back an HTTP response.</text:p>
      <text:p text:style-name="Text_20_body"><text:soft-page-break/>The first line of the response is the status line. This line shows the client if the request was successful or if an error occurred.</text:p>
      <text:p text:style-name="Text_20_body"><text:span text:style-name="Variable"><text:span text:style-name="T2">HTTP/1.1 200 OK</text:span></text:span><text:span text:style-name="Variable"> </text:span></text:p>
      <text:p text:style-name="Text_20_body">The line begins with the HTTP protocol version, followed by the status code and a reason phrase. The reason phrase is a textual representation of the status code.</text:p>
      <text:h text:style-name="Heading_20_3" text:outline-level="3">HTTP Status Codes</text:h>
      <text:p text:style-name="Text_20_body">The first digit of an HTTP status code indicates the category of the response: Information, Successful, Redirection, Client Error or Server Error.</text:p>
      <text:p text:style-name="Text_20_body">The common status codes you'll encounter for each category are:</text:p>
      <text:p text:style-name="Text_20_body"><text:span text:style-name="Emphasis">1XX Informational</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Status Code</text:p>
            </table:table-cell>
            <table:table-cell table:style-name="Table2.A1" office:value-type="string">
              <text:p text:style-name="P2">Reason Phrase</text:p>
            </table:table-cell>
            <table:table-cell table:style-name="Table2.A1" office:value-type="string">
              <text:p text:style-name="P2">Description</text:p>
            </table:table-cell>
          </table:table-row>
        </table:table-header-rows>
        <table:table-row>
          <table:table-cell table:style-name="Table2.A1" office:value-type="string">
            <text:p text:style-name="P1">100</text:p>
          </table:table-cell>
          <table:table-cell table:style-name="Table2.A1" office:value-type="string">
            <text:p text:style-name="P1">Continue</text:p>
          </table:table-cell>
          <table:table-cell table:style-name="Table2.A1" office:value-type="string">
            <text:p text:style-name="P1">The server received the request headers and should continue to send the request body.</text:p>
          </table:table-cell>
        </table:table-row>
        <table:table-row>
          <table:table-cell table:style-name="Table2.A1" office:value-type="string">
            <text:p text:style-name="P1">101</text:p>
          </table:table-cell>
          <table:table-cell table:style-name="Table2.A1" office:value-type="string">
            <text:p text:style-name="P1">Switching Protocols</text:p>
          </table:table-cell>
          <table:table-cell table:style-name="Table2.A1" office:value-type="string">
            <text:p text:style-name="P1">The client has requested the server to switch protocols and the server has agreed to do so.</text:p>
          </table:table-cell>
        </table:table-row>
      </table:table>
      <text:p text:style-name="Text_20_body"><text:span text:style-name="Emphasis">2XX Successful</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Status Code</text:p>
            </table:table-cell>
            <table:table-cell table:style-name="Table3.A1" office:value-type="string">
              <text:p text:style-name="P2">Reason Phrase</text:p>
            </table:table-cell>
            <table:table-cell table:style-name="Table3.A1" office:value-type="string">
              <text:p text:style-name="P2">Description</text:p>
            </table:table-cell>
          </table:table-row>
        </table:table-header-rows>
        <table:table-row>
          <table:table-cell table:style-name="Table3.A1" office:value-type="string">
            <text:p text:style-name="P1">200</text:p>
          </table:table-cell>
          <table:table-cell table:style-name="Table3.A1" office:value-type="string">
            <text:p text:style-name="P1">OK</text:p>
          </table:table-cell>
          <table:table-cell table:style-name="Table3.A1" office:value-type="string">
            <text:p text:style-name="P1">Standard response returned by the server to indicate it successfully processed the request.</text:p>
          </table:table-cell>
        </table:table-row>
        <table:table-row>
          <table:table-cell table:style-name="Table3.A1" office:value-type="string">
            <text:p text:style-name="P1">201</text:p>
          </table:table-cell>
          <table:table-cell table:style-name="Table3.A1" office:value-type="string">
            <text:p text:style-name="P1">Created</text:p>
          </table:table-cell>
          <table:table-cell table:style-name="Table3.A1" office:value-type="string">
            <text:p text:style-name="P1">The server successfully processed the request and a resource was created.</text:p>
          </table:table-cell>
        </table:table-row>
        <table:table-row>
          <table:table-cell table:style-name="Table3.A1" office:value-type="string">
            <text:p text:style-name="P1">202</text:p>
          </table:table-cell>
          <table:table-cell table:style-name="Table3.A1" office:value-type="string">
            <text:p text:style-name="P1">Accepted</text:p>
          </table:table-cell>
          <table:table-cell table:style-name="Table3.A1" office:value-type="string">
            <text:p text:style-name="P1">The server accepted the request for processing but the processing has not yet been completed.</text:p>
          </table:table-cell>
        </table:table-row>
        <table:table-row>
          <table:table-cell table:style-name="Table3.A1" office:value-type="string">
            <text:p text:style-name="P1">204</text:p>
          </table:table-cell>
          <table:table-cell table:style-name="Table3.A1" office:value-type="string">
            <text:p text:style-name="P1">No Content</text:p>
          </table:table-cell>
          <table:table-cell table:style-name="Table3.A1" office:value-type="string">
            <text:p text:style-name="P1">The server successfully processed the request but is not returning any content.</text:p>
          </table:table-cell>
        </table:table-row>
      </table:table>
      <text:p text:style-name="Text_20_body"><text:span text:style-name="Emphasis">3XX Redirection</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Status Code</text:p>
            </table:table-cell>
            <table:table-cell table:style-name="Table4.A1" office:value-type="string">
              <text:p text:style-name="P2">Reason Phrase</text:p>
            </table:table-cell>
            <table:table-cell table:style-name="Table4.A1" office:value-type="string">
              <text:p text:style-name="P2">Description</text:p>
            </table:table-cell>
          </table:table-row>
        </table:table-header-rows>
        <table:table-row>
          <table:table-cell table:style-name="Table4.A1" office:value-type="string">
            <text:p text:style-name="P1">301</text:p>
          </table:table-cell>
          <table:table-cell table:style-name="Table4.A1" office:value-type="string">
            <text:p text:style-name="P1">Moved Permanently</text:p>
          </table:table-cell>
          <table:table-cell table:style-name="Table4.A1" office:value-type="string">
            <text:p text:style-name="P1">This request and all future requests should be sent to the returned location.</text:p>
          </table:table-cell>
        </table:table-row>
        <table:table-row>
          <table:table-cell table:style-name="Table4.A1" office:value-type="string">
            <text:p text:style-name="P1">302</text:p>
          </table:table-cell>
          <table:table-cell table:style-name="Table4.A1" office:value-type="string">
            <text:p text:style-name="P1">Found</text:p>
          </table:table-cell>
          <table:table-cell table:style-name="Table4.A1" office:value-type="string">
            <text:p text:style-name="P1">This request should be sent to the returned location.<text:soft-page-break/></text:p>
          </table:table-cell>
        </table:table-row>
      </table:table>
      <text:p text:style-name="Text_20_body"><text:span text:style-name="Emphasis">4XX Client Error</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Status Code</text:p>
            </table:table-cell>
            <table:table-cell table:style-name="Table5.A1" office:value-type="string">
              <text:p text:style-name="P2">Reason Phrase</text:p>
            </table:table-cell>
            <table:table-cell table:style-name="Table5.A1" office:value-type="string">
              <text:p text:style-name="P2">Description</text:p>
            </table:table-cell>
          </table:table-row>
        </table:table-header-rows>
        <table:table-row>
          <table:table-cell table:style-name="Table5.A1" office:value-type="string">
            <text:p text:style-name="P1">400</text:p>
          </table:table-cell>
          <table:table-cell table:style-name="Table5.A1" office:value-type="string">
            <text:p text:style-name="P1">Bad Request</text:p>
          </table:table-cell>
          <table:table-cell table:style-name="Table5.A1" office:value-type="string">
            <text:p text:style-name="P1">The server cannot process the request due to a client error, e.g., invalid request or transmitted data is too large.</text:p>
          </table:table-cell>
        </table:table-row>
        <table:table-row>
          <table:table-cell table:style-name="Table5.A1" office:value-type="string">
            <text:p text:style-name="P1">401</text:p>
          </table:table-cell>
          <table:table-cell table:style-name="Table5.A1" office:value-type="string">
            <text:p text:style-name="P1">Unauthorized</text:p>
          </table:table-cell>
          <table:table-cell table:style-name="Table5.A1" office:value-type="string">
            <text:p text:style-name="P1">The client making the request is unauthorized and should authenticate.</text:p>
          </table:table-cell>
        </table:table-row>
        <table:table-row>
          <table:table-cell table:style-name="Table5.A1" office:value-type="string">
            <text:p text:style-name="P1">403</text:p>
          </table:table-cell>
          <table:table-cell table:style-name="Table5.A1" office:value-type="string">
            <text:p text:style-name="P1">Forbidden</text:p>
          </table:table-cell>
          <table:table-cell table:style-name="Table5.A1" office:value-type="string">
            <text:p text:style-name="P1">The request was valid but the server is refusing to process it. This is usually returned due to the client having insufficient permissions for the website, e.g., requesting an administrator action but the user is not an administrator.</text:p>
          </table:table-cell>
        </table:table-row>
        <table:table-row>
          <table:table-cell table:style-name="Table5.A1" office:value-type="string">
            <text:p text:style-name="P1">404</text:p>
          </table:table-cell>
          <table:table-cell table:style-name="Table5.A1" office:value-type="string">
            <text:p text:style-name="P1">Not Found</text:p>
          </table:table-cell>
          <table:table-cell table:style-name="Table5.A1" office:value-type="string">
            <text:p text:style-name="P1">The server did not find the requested resource.</text:p>
          </table:table-cell>
        </table:table-row>
        <table:table-row>
          <table:table-cell table:style-name="Table5.A1" office:value-type="string">
            <text:p text:style-name="P1">405</text:p>
          </table:table-cell>
          <table:table-cell table:style-name="Table5.A1" office:value-type="string">
            <text:p text:style-name="P1">Method Not Allowed</text:p>
          </table:table-cell>
          <table:table-cell table:style-name="Table5.A1" office:value-type="string">
            <text:p text:style-name="P1">The web server does not support the HTTP method used.</text:p>
          </table:table-cell>
        </table:table-row>
      </table:table>
      <text:p text:style-name="Text_20_body"><text:span text:style-name="Emphasis">5XX Server Error</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Status Code</text:p>
            </table:table-cell>
            <table:table-cell table:style-name="Table6.A1" office:value-type="string">
              <text:p text:style-name="P2">Reason Phrase</text:p>
            </table:table-cell>
            <table:table-cell table:style-name="Table6.A1" office:value-type="string">
              <text:p text:style-name="P2">Description</text:p>
            </table:table-cell>
          </table:table-row>
        </table:table-header-rows>
        <table:table-row>
          <table:table-cell table:style-name="Table6.A1" office:value-type="string">
            <text:p text:style-name="P1">500</text:p>
          </table:table-cell>
          <table:table-cell table:style-name="Table6.A1" office:value-type="string">
            <text:p text:style-name="P1">Internal Server Error</text:p>
          </table:table-cell>
          <table:table-cell table:style-name="Table6.A1" office:value-type="string">
            <text:p text:style-name="P1">A generic error status code given when an unexpected error or condition occurred while processing the request.</text:p>
          </table:table-cell>
        </table:table-row>
        <table:table-row>
          <table:table-cell table:style-name="Table6.A1" office:value-type="string">
            <text:p text:style-name="P1">502</text:p>
          </table:table-cell>
          <table:table-cell table:style-name="Table6.A1" office:value-type="string">
            <text:p text:style-name="P1">Bad Gateway</text:p>
          </table:table-cell>
          <table:table-cell table:style-name="Table6.A1" office:value-type="string">
            <text:p text:style-name="P1">The web server received an invalid response from the Application Server.</text:p>
          </table:table-cell>
        </table:table-row>
        <table:table-row>
          <table:table-cell table:style-name="Table6.A1" office:value-type="string">
            <text:p text:style-name="P1">503</text:p>
          </table:table-cell>
          <table:table-cell table:style-name="Table6.A1" office:value-type="string">
            <text:p text:style-name="P1">Service Unavailable</text:p>
          </table:table-cell>
          <table:table-cell table:style-name="Table6.A1" office:value-type="string">
            <text:p text:style-name="P1">The web server cannot process the request.</text:p>
          </table:table-cell>
        </table:table-row>
      </table:table>
      <text:h text:style-name="Heading_20_3" text:outline-level="3">HTTP Response Headers</text:h>
      <text:p text:style-name="Text_20_body">Following the status line, there are optional HTTP response headers followed by a line break.</text:p>
      <text:p text:style-name="Text_20_body">Similar to the request headers, there are many possible HTTP headers that can be included in the HTTP response.</text:p>
      <text:p text:style-name="Text_20_body">Common response headers are:</text:p>
      <text:p text:style-name="P7">1 Date: Fri, 11 Feb 2022 15:00:00 GMT+2</text:p>
      <text:p text:style-name="P3">2 Server: Apache/2.2.14 (Linux)</text:p>
      <text:p text:style-name="P3">3 Content-Length: 84</text:p>
      <text:p text:style-name="P7"><text:soft-page-break/>4 Content-Type: text/html</text:p>
      <text:p text:style-name="P7"/>
      <text:p text:style-name="P3">Content-Type: text/html</text:p>
      <text:p text:style-name="P3">Server: Apache/2.2.14 (Linux)</text:p>
      <text:p text:style-name="P3">Content-Length: 84</text:p>
      <text:p text:style-name="P4">Date: Fri, 11 Feb 2022 15:00:00 GMT+2</text:p>
      <text:list xml:id="list2092602766" text:style-name="L2">
        <text:list-item>
          <text:p text:style-name="P6">The <text:span text:style-name="Variable"><text:span text:style-name="T2">Date</text:span></text:span><text:span text:style-name="Variable"> </text:span>header specifies the date and time the HTTP response was generated.</text:p>
        </text:list-item>
        <text:list-item>
          <text:p text:style-name="P6">The <text:span text:style-name="Variable"><text:span text:style-name="T2">Server</text:span></text:span><text:span text:style-name="Variable"> </text:span>header describes the web server software used to generate the response.</text:p>
        </text:list-item>
        <text:list-item>
          <text:p text:style-name="P6">The <text:span text:style-name="Variable"><text:span text:style-name="T2">Content-Length</text:span></text:span><text:span text:style-name="Variable"> </text:span>header describes the length of the response.</text:p>
        </text:list-item>
        <text:list-item>
          <text:p text:style-name="P6">The <text:span text:style-name="Variable"><text:span text:style-name="T2">Content-Type</text:span></text:span><text:span text:style-name="Variable"> </text:span>header describes the media type of the resource returned (e.g. HTML document, image, video).</text:p>
        </text:list-item>
      </text:list>
      <text:h text:style-name="Heading_20_3" text:outline-level="3">HTTP Response Body</text:h>
      <text:p text:style-name="Text_20_body">Following the HTTP response headers is the HTTP response body. This is the main content of the HTTP response.</text:p>
      <text:p text:style-name="Text_20_body">This can contain images, video, HTML documents and other media types.</text:p>
      <text:p text:style-name="P8">1 HTTP/1.1 200 OK</text:p>
      <text:p text:style-name="P8">2 Date: Fri, 11 Feb 2022 15:00:00 GMT+2</text:p>
      <text:p text:style-name="P8">3 Server: Apache/2.2.14 (Linux)</text:p>
      <text:p text:style-name="P8">4 Content-Length: 84</text:p>
      <text:p text:style-name="P8">5 Content-Type: text/html</text:p>
      <text:p text:style-name="P8">6 </text:p>
      <text:p text:style-name="P8">7 &lt;html&gt;</text:p>
      <text:p text:style-name="P8">8 <text:s text:c="3"/>&lt;head&gt;&lt;title&gt;Test&lt;/title&gt;&lt;/head&gt;</text:p>
      <text:p text:style-name="P8">9 <text:s text:c="7"/>&lt;body&gt;Test HTML page.&lt;/body&gt;</text:p>
      <text:p text:style-name="P9">10 <text:s/>&lt;/html&g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01:47:03.712907389</meta:creation-date>
    <dc:date>2023-08-09T02:01:44.071961513</dc:date>
    <meta:editing-duration>PT1M10S</meta:editing-duration>
    <meta:editing-cycles>1</meta:editing-cycles>
    <meta:document-statistic meta:table-count="6" meta:image-count="0" meta:object-count="0" meta:page-count="5" meta:paragraph-count="170" meta:word-count="1001" meta:character-count="6237" meta:non-whitespace-character-count="5391"/>
    <meta:generator>LibreOffice/7.3.7.2$Linux_X86_64 LibreOffice_project/30$Build-2</meta:generator>
  </office:meta>
</office:document-meta>
</file>